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language="pt" fo:country="BR" officeooo:rsid="000743bc" officeooo:paragraph-rsid="000743bc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fo:language="pt" fo:country="BR" officeooo:rsid="000743bc" officeooo:paragraph-rsid="000743b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6pt" fo:language="pt" fo:country="BR" officeooo:rsid="000743bc" officeooo:paragraph-rsid="000743bc" style:font-size-asian="16pt" style:font-size-complex="16pt"/>
    </style:style>
    <style:style style:name="P4" style:family="paragraph" style:parent-style-name="Standard">
      <style:text-properties fo:language="pt" fo:country="BR" officeooo:rsid="000743bc" officeooo:paragraph-rsid="000743bc"/>
    </style:style>
    <style:style style:name="P5" style:family="paragraph" style:parent-style-name="Standard">
      <style:text-properties fo:language="pt" fo:country="BR" officeooo:rsid="00085960" officeooo:paragraph-rsid="00085960"/>
    </style:style>
    <style:style style:name="P6" style:family="paragraph" style:parent-style-name="Standard">
      <style:text-properties fo:language="pt" fo:country="BR" fo:font-weight="bold" officeooo:rsid="00091f3d" officeooo:paragraph-rsid="00091f3d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091f3d" officeooo:paragraph-rsid="000b06c5" style:font-weight-asian="bold" style:font-weight-complex="bold"/>
    </style:style>
    <style:style style:name="P8" style:family="paragraph" style:parent-style-name="Standard">
      <style:text-properties fo:language="pt" fo:country="BR" fo:font-weight="bold" officeooo:rsid="00091f3d" officeooo:paragraph-rsid="000bdec4" style:font-weight-asian="bold" style:font-weight-complex="bold"/>
    </style:style>
    <style:style style:name="P9" style:family="paragraph" style:parent-style-name="Standard">
      <style:text-properties fo:language="pt" fo:country="BR" fo:font-weight="bold" officeooo:rsid="000b06c5" officeooo:paragraph-rsid="000b06c5" style:font-weight-asian="bold" style:font-weight-complex="bold"/>
    </style:style>
    <style:style style:name="P10" style:family="paragraph" style:parent-style-name="Standard">
      <style:text-properties fo:language="pt" fo:country="BR" fo:font-weight="bold" officeooo:rsid="000b06c5" officeooo:paragraph-rsid="000bdec4" style:font-weight-asian="bold" style:font-weight-complex="bold"/>
    </style:style>
    <style:style style:name="P11" style:family="paragraph" style:parent-style-name="Standard">
      <style:text-properties fo:language="pt" fo:country="BR" fo:font-weight="normal" officeooo:rsid="0009b798" officeooo:paragraph-rsid="000bdec4" style:font-weight-asian="normal" style:font-weight-complex="normal"/>
    </style:style>
    <style:style style:name="P12" style:family="paragraph" style:parent-style-name="Standard">
      <style:text-properties fo:language="pt" fo:country="BR" style:text-underline-style="none" fo:font-weight="bold" officeooo:rsid="000bdec4" officeooo:paragraph-rsid="000bdec4" style:font-weight-asian="bold" style:font-weight-complex="bold"/>
    </style:style>
    <style:style style:name="P13" style:family="paragraph" style:parent-style-name="Standard">
      <style:text-properties style:font-name="Ubuntu" fo:language="pt" fo:country="BR" officeooo:rsid="000743bc" officeooo:paragraph-rsid="000743bc"/>
    </style:style>
    <style:style style:name="P14" style:family="paragraph" style:parent-style-name="Standard" style:list-style-name="L1">
      <style:text-properties style:font-name="Ubuntu" fo:language="pt" fo:country="BR" officeooo:rsid="000743bc" officeooo:paragraph-rsid="000743bc"/>
    </style:style>
    <style:style style:name="P15" style:family="paragraph" style:parent-style-name="Standard">
      <style:text-properties style:font-name="Ubuntu" fo:language="pt" fo:country="BR" style:text-underline-style="none" officeooo:rsid="000743bc" officeooo:paragraph-rsid="000743bc"/>
    </style:style>
    <style:style style:name="P16" style:family="paragraph" style:parent-style-name="Standard">
      <style:text-properties style:font-name="Ubuntu" fo:language="pt" fo:country="BR" officeooo:rsid="00085960" officeooo:paragraph-rsid="00085960"/>
    </style:style>
    <style:style style:name="P17" style:family="paragraph" style:parent-style-name="Standard">
      <style:text-properties style:font-name="Ubuntu" fo:language="pt" fo:country="BR" officeooo:rsid="00085960" officeooo:paragraph-rsid="000b06c5"/>
    </style:style>
    <style:style style:name="P18" style:family="paragraph" style:parent-style-name="Standard">
      <style:text-properties style:font-name="Ubuntu" fo:language="pt" fo:country="BR" fo:font-weight="bold" officeooo:rsid="00085960" officeooo:paragraph-rsid="00085960" style:font-weight-asian="bold" style:font-weight-complex="bold"/>
    </style:style>
    <style:style style:name="P19" style:family="paragraph" style:parent-style-name="Standard">
      <style:text-properties style:font-name="Ubuntu" fo:language="pt" fo:country="BR" fo:font-weight="normal" officeooo:rsid="00091f3d" officeooo:paragraph-rsid="00091f3d" style:font-weight-asian="normal" style:font-weight-complex="normal"/>
    </style:style>
    <style:style style:name="P20" style:family="paragraph" style:parent-style-name="Standard">
      <style:text-properties style:font-name="Ubuntu" fo:language="pt" fo:country="BR" fo:font-weight="normal" officeooo:rsid="0009b798" officeooo:paragraph-rsid="0009b798" style:font-weight-asian="normal" style:font-weight-complex="normal"/>
    </style:style>
    <style:style style:name="P21" style:family="paragraph" style:parent-style-name="Standard">
      <style:text-properties style:font-name="Ubuntu" fo:language="pt" fo:country="BR" fo:font-weight="normal" officeooo:rsid="000bdec4" officeooo:paragraph-rsid="000bdec4" style:font-weight-asian="normal" style:font-weight-complex="normal"/>
    </style:style>
    <style:style style:name="P22" style:family="paragraph" style:parent-style-name="Standard">
      <style:text-properties style:font-name="Ubuntu" fo:language="pt" fo:country="BR" fo:font-weight="normal" officeooo:rsid="000ec793" officeooo:paragraph-rsid="000ec793" style:font-weight-asian="normal" style:font-weight-complex="normal"/>
    </style:style>
    <style:style style:name="P23" style:family="paragraph" style:parent-style-name="Standard">
      <style:text-properties style:font-name="Ubuntu" fo:font-size="14pt" fo:language="pt" fo:country="BR" fo:font-weight="bold" officeooo:rsid="00085960" officeooo:paragraph-rsid="00085960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paragraph-rsid="000bdec4"/>
    </style:style>
    <style:style style:name="T1" style:family="text">
      <style:text-properties style:font-name="Ubuntu"/>
    </style:style>
    <style:style style:name="T2" style:family="text">
      <style:text-properties style:font-name="Ubuntu" officeooo:rsid="00091f3d"/>
    </style:style>
    <style:style style:name="T3" style:family="text">
      <style:text-properties style:font-name="Ubuntu" fo:font-weight="bold" style:font-weight-asian="bold" style:font-weight-complex="bold"/>
    </style:style>
    <style:style style:name="T4" style:family="text">
      <style:text-properties style:font-name="Ubuntu" fo:font-weight="normal" style:font-weight-asian="normal" style:font-weight-complex="normal"/>
    </style:style>
    <style:style style:name="T5" style:family="text">
      <style:text-properties style:font-name="Ubuntu" fo:font-weight="normal" officeooo:rsid="00091f3d" style:font-weight-asian="normal" style:font-weight-complex="normal"/>
    </style:style>
    <style:style style:name="T6" style:family="text">
      <style:text-properties style:font-name="Ubuntu" fo:font-weight="normal" officeooo:rsid="000bdec4" style:font-weight-asian="normal" style:font-weight-complex="normal"/>
    </style:style>
    <style:style style:name="T7" style:family="text">
      <style:text-properties style:font-name="Ubuntu" officeooo:rsid="000bdec4"/>
    </style:style>
    <style:style style:name="T8" style:family="text">
      <style:text-properties style:font-name="Ubuntu" officeooo:rsid="000ec793"/>
    </style:style>
    <style:style style:name="T9" style:family="text">
      <style:text-properties style:font-name="Ubuntu" fo:language="pt" fo:country="BR" fo:font-weight="normal" officeooo:rsid="000bdec4" style:font-weight-asian="normal" style:font-weight-complex="normal"/>
    </style:style>
    <style:style style:name="T10" style:family="text">
      <style:text-properties style:font-name="Ubuntu" fo:language="pt" fo:country="BR" fo:font-weight="normal" officeooo:rsid="000ec793" style:font-weight-asian="normal" style:font-weight-complex="normal"/>
    </style:style>
    <style:style style:name="T11" style:family="text">
      <style:text-properties officeooo:rsid="000ec7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una Borges – Treino Online</text:p>
      <text:p text:style-name="P1"/>
      <text:p text:style-name="P3">Guia de uso</text:p>
      <text:p text:style-name="P1"/>
      <text:p text:style-name="P13">Gerencial:</text:p>
      <text:p text:style-name="P15"/>
      <text:p text:style-name="P12"><text:span text:style-name="T1">RESUMO:</text:span><text:span text:style-name="T4"> O usuário com categoria ‘Cliente’ receberá atividades para executar a cada dia. As atividades são compostas por vários treinos, esses treinos possuem informações sobre o exercício e os dados de repetições, séries e intervalos para cada exercício. O gerencial </text:span></text:p>
      <text:p text:style-name="P15"/>
      <text:p text:style-name="P4"><text:span text:style-name="T3">- Tela de Home:</text:span><text:span text:style-name="T1"> Tela tá funcionando como tela de respiro e tela inicial. Futuramente poderíamos adicionar informações sobre o sistema.</text:span></text:p>
      <text:p text:style-name="P13"/>
      <text:p text:style-name="P4"><text:span text:style-name="T3">- Menu lateral:</text:span><text:span text:style-name="T1"> na lateral esquerda da tela aparecerá um menu com 5 opções (Usuários, Exercícios, Treinos e Atividades), se tiver acessando no celular o menu ficará escondido pra abri-lo basta clicar num ícone com 3 traços. Na parte inferior irá mostrar o nome do usuário logado.</text:span></text:p>
      <text:p text:style-name="P13"/>
      <text:p text:style-name="P4"><text:span text:style-name="T3">- Barra superior</text:span><text:span text:style-name="T1">: no canto superior esquerdo é exibido o logo e o nome da empresa. No canto direito um ícone de power que é usado para acessar um menu, nele é possível sair da conta logada e acessar a pagina de minha conta (em breve).</text:span></text:p>
      <text:p text:style-name="P13"/>
      <text:p text:style-name="P13">- Opções de menu:</text:p>
      <text:list xml:id="list345374360" text:style-name="L1">
        <text:list-item>
          <text:p text:style-name="P14">Home: Abrirá a tela de Home;</text:p>
        </text:list-item>
        <text:list-item>
          <text:p text:style-name="P14">Usuários: Abrirá a tela de usuários;</text:p>
        </text:list-item>
        <text:list-item>
          <text:p text:style-name="P14">Exercícios: Abrirá a tela de exercícios;</text:p>
        </text:list-item>
        <text:list-item>
          <text:p text:style-name="P14">Treinos: Abrirá a tela de terinos;</text:p>
        </text:list-item>
        <text:list-item>
          <text:p text:style-name="P14">Atividades: Abrirá a tela de atividades;<text:tab/></text:p>
        </text:list-item>
      </text:list>
      <text:p text:style-name="P13"/>
      <text:p text:style-name="P23">TELAS:</text:p>
      <text:p text:style-name="P16"/>
      <text:p text:style-name="P5"><text:span text:style-name="T3">- Tela de Login:</text:span><text:span text:style-name="T1"> possui dois campos um para colocar o nome de usuário e outro para colocar a senha gerados no ato do cadastro.</text:span></text:p>
      <text:p text:style-name="P16"/>
      <text:p text:style-name="P18">- Tela de Usuários:</text:p>
      <text:p text:style-name="P16">+ Essa tela apresentará todos os usuários em uma tabela. Também é possível buscar esses usuários por nome.</text:p>
      <text:p text:style-name="P5"><text:span text:style-name="T3">+ Cadastro: </text:span><text:span text:style-name="T1">Um botão de ‘Novo usuário’ <text:s/>é exibido acima da tabela na pagina principal. </text:span><text:span text:style-name="T2">No cadastro é solicitado o nome usuário, a categoria, a situação atual, uma senha e uma confirmação de senha;</text:span></text:p>
      <text:p text:style-name="P6"><text:span text:style-name="T1">+ Alterar: </text:span><text:span text:style-name="T4">A função de alterar é acessada a partir de um botão na tabela com ícone de lápis. Todos os dados do cadastro podem ser alterados;</text:span></text:p>
      <text:p text:style-name="P19"/>
      <text:p text:style-name="P18">- Tela de Exercícios:</text:p>
      <text:p text:style-name="P20">+ Essa tela exibirá todos os exercícios cadastrados no sistema.</text:p>
      <text:p text:style-name="P20"><text:soft-page-break/>+ Os Exercícios são criados para facilitar na hora de criar treinos, permitindo fazer vários treinos com o mesmo Exercício.</text:p>
      <text:p text:style-name="P9"><text:span text:style-name="T1">+ Cadastro:</text:span><text:span text:style-name="T4"> Os exercícios são compostos por nome, link para um vídeo e uma descrição de como deve ser executado;</text:span></text:p>
      <text:p text:style-name="P7"><text:span text:style-name="T1">+ Alterar: </text:span><text:span text:style-name="T4">A função de alterar é acessada a partir de um botão na tabela com ícone de lápis. Todos os dados do cadastro podem ser alterados;</text:span></text:p>
      <text:p text:style-name="P9"><text:span text:style-name="T1">+ Deletar: </text:span><text:span text:style-name="T2"><text:s/></text:span><text:span text:style-name="T5">A função de </text:span><text:span text:style-name="T4">deletar</text:span><text:span text:style-name="T5"> é acessada a partir de um botão na tabela com ícone de lápis. </text:span><text:span text:style-name="T4">Após uma confirmação os dados são removidos do sistema;</text:span></text:p>
      <text:p text:style-name="P17"/>
      <text:p text:style-name="P18">- Tela de Treinos:</text:p>
      <text:p text:style-name="P11"><text:span text:style-name="T1">+ Essa tela exibirá todos os </text:span><text:span text:style-name="T7">treinos</text:span><text:span text:style-name="T1"> cadastrados no sistema.</text:span></text:p>
      <text:p text:style-name="P11"><text:span text:style-name="T1">+ Os </text:span><text:span text:style-name="T7">Treinos</text:span><text:span text:style-name="T1"> são criados para facilitar na hora de criar </text:span><text:span text:style-name="T7">Atividades</text:span><text:span text:style-name="T1">, permitindo fazer vári</text:span><text:span text:style-name="T8">as atividades</text:span><text:span text:style-name="T1"> com o mesmo cadastro de </text:span><text:span text:style-name="T7">Tre</text:span><text:span text:style-name="T8">i</text:span><text:span text:style-name="T7">no</text:span><text:span text:style-name="T1">.</text:span></text:p>
      <text:p text:style-name="P10"><text:span text:style-name="T1">+ Cadastro:</text:span><text:span text:style-name="T4"> Os </text:span><text:span text:style-name="T6">treinos</text:span><text:span text:style-name="T4"> são compostos por </text:span><text:span text:style-name="T6">um exercício</text:span><text:span text:style-name="T4">, </text:span><text:span text:style-name="T6">a quantidade de repetições, o número de séries e o intervalo entre cada série</text:span><text:span text:style-name="T4">;</text:span></text:p>
      <text:p text:style-name="P8"><text:span text:style-name="T1">+ Alterar: </text:span><text:span text:style-name="T4">A função de alterar é acessada a partir de um botão na tabela com ícone de lápis. Todos os dados do cadastro podem ser alterados;</text:span></text:p>
      <text:p text:style-name="P10"><text:span text:style-name="T1">+ Deletar: </text:span><text:span text:style-name="T2"><text:s/></text:span><text:span text:style-name="T5">A função de </text:span><text:span text:style-name="T4">deletar</text:span><text:span text:style-name="T5"> é acessada a partir de um botão na tabela com ícone de lápis. </text:span><text:span text:style-name="T4">Após uma confirmação os dados são removidos do sistema;</text:span></text:p>
      <text:p text:style-name="P16"/>
      <text:p text:style-name="P18">- Tela de Atividades:</text:p>
      <text:p text:style-name="P24"><text:span text:style-name="T9">+ Essa tela exibirá todos </text:span><text:span text:style-name="T10">as </text:span><text:span text:style-name="T9">atividades cadastrad</text:span><text:span text:style-name="T10">a</text:span><text:span text:style-name="T9">s no sistema.</text:span></text:p>
      <text:p text:style-name="P21">+ As atividades são <text:span text:style-name="T11">atribuídas a um </text:span>usuário;</text:p>
      <text:p text:style-name="P22">+ As atividades possui uma data para conclusão;</text:p>
      <text:p text:style-name="P10"><text:span text:style-name="T1">+ Cadastro:</text:span><text:span text:style-name="T4"> </text:span><text:span text:style-name="T6">As atividades </text:span><text:span text:style-name="T4">são compost</text:span><text:span text:style-name="T6">a</text:span><text:span text:style-name="T4">s por </text:span><text:span text:style-name="T6">um ou vários treinos, </text:span><text:span text:style-name="T4"><text:s/></text:span><text:span text:style-name="T6">um título, um grau de dificuldade esperada para aquele usuário, a data para a realização da atividade, e uma tabela de treinos; Os treinos são selecionados num campo e adicionados num botão ao lado do campo de treino; Os treinos selecionados são exibidos na parte de baixo da tela e podem ser removidos;</text:span></text:p>
      <text:p text:style-name="P8"><text:span text:style-name="T1">+ Alterar: </text:span><text:span text:style-name="T4">A função de alterar é acessada a partir de um botão na tabela com ícone de lápis. Todos os dados do cadastro podem ser alterados;</text:span></text:p>
      <text:p text:style-name="P10"><text:span text:style-name="T1">+ Deletar: </text:span><text:span text:style-name="T2"><text:s/></text:span><text:span text:style-name="T5">A função de </text:span><text:span text:style-name="T4">deletar</text:span><text:span text:style-name="T5"> é acessada a partir de um botão na tabela com ícone de lápis. </text:span><text:span text:style-name="T4">Após uma confirmação os dados são removidos do sistema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22T19:20:06.413800612</meta:creation-date>
    <dc:date>2021-01-21T21:29:25.274000000</dc:date>
    <meta:editing-duration>PT28M57S</meta:editing-duration>
    <meta:editing-cycles>8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8" meta:word-count="682" meta:character-count="3834" meta:non-whitespace-character-count="3187"/>
  </office:meta>
</office:document-meta>
</file>